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700000012CB54A0BA8BD021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T1" style:family="text">
      <style:text-properties fo:color="#a5a5a5" style:text-line-through-style="none" style:text-line-through-type="none" style:font-name="arial" fo:font-size="7.19999980926514pt"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ar Pattern in javascript<text:bookmark text:name="ezoic-pub-ad-placeholder-161"/><text:bookmark text:name="div-gpt-ad-tutorialstonight_com-box-3-0"/></text:h>
      <text:h text:style-name="Heading_20_2" text:outline-level="2">Star Pattern<text:bookmark text:name="ezoic-pub-ad-placeholder-131"/><text:bookmark text:name="div-gpt-ad-tutorialstonight_com-medrectangle-3-0"/></text:h>
      <text:p text:style-name="Text_20_body">Star pattern is a programming concept that is used to display a pattern of stars. It is a very useful concept to understand and use in programming. It is also used in many other programming languages like C, C++, Java, <text:a xlink:type="simple" xlink:href="https://www.tutorialstonight.com/python/python-tutorial.php" office:target-frame-name="_blank" xlink:show="new" text:style-name="Internet_20_link" text:visited-style-name="Visited_20_Internet_20_Link">Python</text:a>, etc.</text:p>
      <text:p text:style-name="Text_20_body"><text:bookmark text:name="ezoic-pub-ad-placeholder-136"/>It is a series of stars (*) which creates a certain pattern or geometrical shape such as a square, pyramid, triangle, etc. These patterns are created using some nested controlled loops.</text:p>
      <text:p text:style-name="Text_20_body"><text:s/></text:p>
      <text:p text:style-name="Text_20_body">The pattern programs are used to practice and boost programming skills like <text:a xlink:type="simple" xlink:href="https://www.tutorialstonight.com/js/js-for-loop.php" office:target-frame-name="_blank" xlink:show="new" text:style-name="Internet_20_link" text:visited-style-name="Visited_20_Internet_20_Link">JavaScript loops</text:a> and are also asked to create in programming interviews.</text:p>
      <text:p text:style-name="Horizontal_20_Line"/>
      <text:h text:style-name="Heading_20_2" text:outline-level="2">Star Pattern Program In Javascript</text:h>
      <text:p text:style-name="Text_20_body"><text:bookmark text:name="ezoic-pub-ad-placeholder-624"/><text:bookmark text:name="div-gpt-ad-tutorialstonight_com-medrectangle-4-0"/>We are going to create 14 different patterns and print star pattern in javascript.</text:p>
      <text:list xml:id="list3438748857" text:style-name="L1">
        <text:list-item>
          <text:p text:style-name="P8"><text:a xlink:type="simple" xlink:href="https://www.tutorialstonight.com/js/javascript-star-pattern.php#square-pattern" text:style-name="Internet_20_link" text:visited-style-name="Visited_20_Internet_20_Link">Square star pattern in javascript</text:a> </text:p>
        </text:list-item>
        <text:list-item>
          <text:p text:style-name="P8"><text:a xlink:type="simple" xlink:href="https://www.tutorialstonight.com/js/javascript-star-pattern.php#hollow-square-star-pattern" text:style-name="Internet_20_link" text:visited-style-name="Visited_20_Internet_20_Link">Hollow square pattern</text:a> </text:p>
        </text:list-item>
        <text:list-item>
          <text:p text:style-name="P8"><text:a xlink:type="simple" xlink:href="https://www.tutorialstonight.com/js/javascript-star-pattern.php#right-triangle-star-pattern" text:style-name="Internet_20_link" text:visited-style-name="Visited_20_Internet_20_Link">Right triangle star pattern</text:a> </text:p>
        </text:list-item>
        <text:list-item>
          <text:p text:style-name="P8"><text:a xlink:type="simple" xlink:href="https://www.tutorialstonight.com/js/javascript-star-pattern.php#left-triangle-star-pattern" text:style-name="Internet_20_link" text:visited-style-name="Visited_20_Internet_20_Link">Left triangle star pattern</text:a> </text:p>
        </text:list-item>
        <text:list-item>
          <text:p text:style-name="P8"><text:a xlink:type="simple" xlink:href="https://www.tutorialstonight.com/js/javascript-star-pattern.php#downward-triangle-star-pattern" text:style-name="Internet_20_link" text:visited-style-name="Visited_20_Internet_20_Link">Downward triangle pattern</text:a> </text:p>
        </text:list-item>
        <text:list-item>
          <text:p text:style-name="P8"><text:a xlink:type="simple" xlink:href="https://www.tutorialstonight.com/js/javascript-star-pattern.php#hollow-triangle-star-pattern" text:style-name="Internet_20_link" text:visited-style-name="Visited_20_Internet_20_Link">Hollow triangle pattern</text:a> </text:p>
        </text:list-item>
        <text:list-item>
          <text:p text:style-name="P8"><text:a xlink:type="simple" xlink:href="https://www.tutorialstonight.com/js/javascript-star-pattern.php#pyramid-star-pattern" text:style-name="Internet_20_link" text:visited-style-name="Visited_20_Internet_20_Link">Pyramid star pattern in javascript</text:a> </text:p>
        </text:list-item>
        <text:list-item>
          <text:p text:style-name="P8"><text:a xlink:type="simple" xlink:href="https://www.tutorialstonight.com/js/javascript-star-pattern.php#reversed-pyramid-star-pattern" text:style-name="Internet_20_link" text:visited-style-name="Visited_20_Internet_20_Link">Reversed pyramid star pattern</text:a> </text:p>
        </text:list-item>
        <text:list-item>
          <text:p text:style-name="P8"><text:a xlink:type="simple" xlink:href="https://www.tutorialstonight.com/js/javascript-star-pattern.php#hollow-pyramid-star-pattern" text:style-name="Internet_20_link" text:visited-style-name="Visited_20_Internet_20_Link">Hollow pyramid star pattern</text:a> </text:p>
        </text:list-item>
        <text:list-item>
          <text:p text:style-name="P8"><text:a xlink:type="simple" xlink:href="https://www.tutorialstonight.com/js/javascript-star-pattern.php#diamond-star-pattern" text:style-name="Internet_20_link" text:visited-style-name="Visited_20_Internet_20_Link">Diamond pattern in javascript</text:a> </text:p>
        </text:list-item>
        <text:list-item>
          <text:p text:style-name="P8"><text:a xlink:type="simple" xlink:href="https://www.tutorialstonight.com/js/javascript-star-pattern.php#hollow-diamond-star-pattern" text:style-name="Internet_20_link" text:visited-style-name="Visited_20_Internet_20_Link">Hollow diamond pattern</text:a> </text:p>
        </text:list-item>
        <text:list-item>
          <text:p text:style-name="P8"><text:a xlink:type="simple" xlink:href="https://www.tutorialstonight.com/js/javascript-star-pattern.php#hourglass-star-pattern" text:style-name="Internet_20_link" text:visited-style-name="Visited_20_Internet_20_Link">Hourglass star pattern</text:a> </text:p>
        </text:list-item>
        <text:list-item>
          <text:p text:style-name="P8"><text:a xlink:type="simple" xlink:href="https://www.tutorialstonight.com/js/javascript-star-pattern.php#right-pascal-star-pattern" text:style-name="Internet_20_link" text:visited-style-name="Visited_20_Internet_20_Link">Right Pascal star pattern</text:a> </text:p>
        </text:list-item>
        <text:list-item>
          <text:p text:style-name="P8"><text:a xlink:type="simple" xlink:href="https://www.tutorialstonight.com/js/javascript-star-pattern.php#left-pascal-star-pattern" text:style-name="Internet_20_link" text:visited-style-name="Visited_20_Internet_20_Link">Left Pascal star pattern</text:a></text:p>
        </text:list-item>
        <text:list-item>
          <text:p text:style-name="P2"><text:a xlink:type="simple" xlink:href="https://www.tutorialstonight.com/js/javascript-star-pattern.php#heart-star-pattern" text:style-name="Internet_20_link" text:visited-style-name="Visited_20_Internet_20_Link">Heart star pattern</text:a> </text:p>
        </text:list-item>
      </text:list>
      <text:p text:style-name="Horizontal_20_Line"/>
      <text:h text:style-name="Heading_20_2" text:outline-level="2"><text:bookmark text:name="ezoic-pub-ad-placeholder-132"/><text:bookmark text:name="div-gpt-ad-tutorialstonight_com-box-4-0"/><text:bookmark text:name="square-pattern"/>1. Square star pattern in javascript</text:h>
      <text:p text:style-name="Preformatted_20_Text">*****</text:p>
      <text:p text:style-name="Preformatted_20_Text">*****</text:p>
      <text:p text:style-name="Preformatted_20_Text">*****</text:p>
      <text:p text:style-name="Preformatted_20_Text">*****</text:p>
      <text:p text:style-name="P1">*****</text:p>
      <text:p text:style-name="Text_20_body">To create <text:span text:style-name="Strong_20_Emphasis">square star pattern</text:span> run 2 nested for loop. Execute each loop for 'n' number of times, where 'n' is number of rows/columns in the square, i.e <text:span text:style-name="Source_20_Text">for(let i = 0; i &lt; n; i++)</text:span>.</text:p>
      <text:p text:style-name="Text_20_body"><text:soft-page-break/>The internal loop will run for 'n' number of times which will print starts in a row and a newline at the end of the loop (<text:span text:style-name="Source_20_Text">\n</text:span>) while the outer loop will run internal loop for 'n' number of times which will print starts in a columns</text:p>
      <text:p text:style-name="Text_20_body">Example</text:p>
      <text:p text:style-name="Preformatted_20_Text"><text:span text:style-name="Source_20_Text">let n = 5; // row or column count</text:span></text:p>
      <text:p text:style-name="Preformatted_20_Text"><text:span text:style-name="Source_20_Text">// defining an empty string</text:span></text:p>
      <text:p text:style-name="Preformatted_20_Text"><text:span text:style-name="Source_20_Text">let string = "";</text:span></text:p>
      <text:p text:style-name="Preformatted_20_Text"/>
      <text:p text:style-name="Preformatted_20_Text"><text:span text:style-name="Source_20_Text">for(let i = 0; i &lt; n; i++) { // external loop</text:span></text:p>
      <text:p text:style-name="Preformatted_20_Text"><text:span text:style-name="Source_20_Text"><text:s text:c="2"/>for(let j = 0; j &lt; n; j++) { // internal loop</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 newline after each row</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 printing the string</text:span></text:p>
      <text:p text:style-name="P1"><text:span text:style-name="Source_20_Text">console.log(string);</text:span></text:p>
      <text:p text:style-name="P7">JavaScript</text:p>
      <text:p text:style-name="P7"><text:a xlink:type="simple" xlink:href="https://www.tutorialstonight.com/editor.php?p=js&amp;q=square-pattern" office:target-frame-name="_blank" xlink:show="new" text:style-name="Internet_20_link" text:visited-style-name="Visited_20_Internet_20_Link">▶ Try It</text:a> </text:p>
      <text:p text:style-name="Horizontal_20_Line"/>
      <text:h text:style-name="Heading_20_2" text:outline-level="2"><text:bookmark text:name="hollow-square-star-pattern"/>2. Hollow square pattern</text:h>
      <text:p text:style-name="Preformatted_20_Text">*****</text:p>
      <text:p text:style-name="Preformatted_20_Text">* <text:s text:c="2"/>*</text:p>
      <text:p text:style-name="Preformatted_20_Text">* <text:s text:c="2"/>*</text:p>
      <text:p text:style-name="Preformatted_20_Text">* <text:s text:c="2"/>*</text:p>
      <text:p text:style-name="P1">*****</text:p>
      <text:p text:style-name="Text_20_body">Steps to create a <text:span text:style-name="Strong_20_Emphasis">hollow square star pattern</text:span> are:</text:p>
      <text:list xml:id="list3878171823" text:style-name="L2">
        <text:list-item>
          <text:p text:style-name="P9">Create a variable to store the string and assign it with an empty string </text:p>
        </text:list-item>
        <text:list-item>
          <text:p text:style-name="P9">Create a for loop to run for 'n' number of times, where 'n' is number of rows/columns in the square, i.e <text:span text:style-name="Source_20_Text">for(let i = 0; i &lt; n; i++)</text:span> </text:p>
        </text:list-item>
        <text:list-item>
          <text:p text:style-name="P9">Inside the loop, create a for loop that prints a star (*) at beginning and end of the line and space in between </text:p>
        </text:list-item>
        <text:list-item>
          <text:p text:style-name="P9">Also, keep in mind that the first and last row should have only stars </text:p>
        </text:list-item>
        <text:list-item>
          <text:p text:style-name="P3">Add a new line after each row<text:bookmark text:name="ezoic-pub-ad-placeholder-163"/><text:bookmark text:name="div-gpt-ad-tutorialstonight_com-large-mobile-banner-1-0"/> </text:p>
        </text:list-item>
      </text:list>
      <text:p text:style-name="Text_20_body">Example</text:p>
      <text:p text:style-name="Preformatted_20_Text"><text:span text:style-name="Source_20_Text">let n = 5; // row or column count</text:span></text:p>
      <text:p text:style-name="Preformatted_20_Text"><text:span text:style-name="Source_20_Text">// defining an empty string</text:span></text:p>
      <text:p text:style-name="Preformatted_20_Text"><text:span text:style-name="Source_20_Text">let string = "";</text:span></text:p>
      <text:p text:style-name="Preformatted_20_Text"/>
      <text:p text:style-name="Preformatted_20_Text"><text:span text:style-name="Source_20_Text">for(let i = 0; i &lt; n; i++) { // external loop</text:span></text:p>
      <text:p text:style-name="Preformatted_20_Text"><text:span text:style-name="Source_20_Text"><text:s text:c="2"/>for(let j = 0; j &lt; n; j++) { // internal loop</text:span></text:p>
      <text:p text:style-name="Preformatted_20_Text"><text:span text:style-name="Source_20_Text"><text:s text:c="4"/>if(i === 0 || i === n - 1) {</text:span></text:p>
      <text:p text:style-name="Preformatted_20_Text"><text:span text:style-name="Source_20_Text"><text:s text:c="6"/>string += "*";</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6"/>if(j === 0 || j === n - 1) {</text:span></text:p>
      <text:p text:style-name="Preformatted_20_Text"><text:span text:style-name="Source_20_Text"><text:s text:c="8"/>string += "*";</text:span></text:p>
      <text:p text:style-name="Preformatted_20_Text"><text:span text:style-name="Source_20_Text"><text:s text:c="6"/>}</text:span></text:p>
      <text:p text:style-name="Preformatted_20_Text"><text:span text:style-name="Source_20_Text"><text:s text:c="6"/>else {</text:span></text:p>
      <text:p text:style-name="Preformatted_20_Text"><text:soft-page-break/><text:span text:style-name="Source_20_Text"><text:s text:c="8"/>string += " ";</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 newline after each row</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 printing the string</text:span></text:p>
      <text:p text:style-name="P1"><text:span text:style-name="Source_20_Text">console.log(string);</text:span></text:p>
      <text:p text:style-name="P7">J</text:p>
      <text:p text:style-name="P7"><text:a xlink:type="simple" xlink:href="https://www.tutorialstonight.com/editor.php?p=js&amp;q=hollow-square-star-pattern" office:target-frame-name="_blank" xlink:show="new" text:style-name="Internet_20_link" text:visited-style-name="Visited_20_Internet_20_Link">▶ Try It</text:a> </text:p>
      <text:p text:style-name="Horizontal_20_Line"/>
      <text:h text:style-name="Heading_20_2" text:outline-level="2"><text:bookmark text:name="right-triangle-star-pattern"/>3. Right triangle pattern in javascript</text:h>
      <text:p text:style-name="Preformatted_20_Text"><text:s text:c="4"/>*</text:p>
      <text:p text:style-name="Preformatted_20_Text"><text:s text:c="3"/>**</text:p>
      <text:p text:style-name="Preformatted_20_Text"><text:s text:c="2"/>***</text:p>
      <text:p text:style-name="Preformatted_20_Text"><text:s/>****</text:p>
      <text:p text:style-name="P1">*****</text:p>
      <text:p text:style-name="Text_20_body">To create a <text:span text:style-name="Strong_20_Emphasis">right triangle pattern in javascript</text:span> you will have to deal with 3 loops, 1 of which is external and 2 are internal. The external loop will execute internal loops for 'n' number of times and the internal loop will design a pattern for each row.</text:p>
      <text:p text:style-name="Text_20_body"><text:bookmark text:name="ezoic-pub-ad-placeholder-170"/><text:bookmark text:name="div-gpt-ad-tutorialstonight_com-banner-1-0"/>From the above pattern, you can see each row has a series of stars and spaces. The number of stars in a row starting from 1 preceding with 'n-1' spaces and ends with 'n' star and 0 spaces.</text:p>
      <text:p text:style-name="Text_20_body">Create 2 internal loops, 1st print <text:span text:style-name="Source_20_Text">n - i</text:span> spaces and 2nd print <text:span text:style-name="Source_20_Text">i</text:span> stars, where <text:span text:style-name="Source_20_Text">i</text:span> is the number of times the external loop is executed.</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for (let i = 1; i &lt;= n; i++) {</text:span></text:p>
      <text:p text:style-name="Preformatted_20_Text"><text:span text:style-name="Source_20_Text"><text:s text:c="2"/>// printing spaces</text:span></text:p>
      <text:p text:style-name="Preformatted_20_Text"><text:span text:style-name="Source_20_Text"><text:s text:c="2"/>for (let j = 0; j &lt; n -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i;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avaScript</text:p>
      <text:p text:style-name="P7"><text:a xlink:type="simple" xlink:href="https://www.tutorialstonight.com/editor.php?p=js&amp;q=left-triangle-star-pattern" office:target-frame-name="_blank" xlink:show="new" text:style-name="Internet_20_link" text:visited-style-name="Visited_20_Internet_20_Link">▶ Try It</text:a> </text:p>
      <text:p text:style-name="Horizontal_20_Line"/>
      <text:p text:style-name="P4"><text:bookmark text:name="ezoic-pub-ad-placeholder-133"/><text:bookmark text:name="div-gpt-ad-tutorialstonight_com-medrectangle-1-0"/><draw:a xlink:type="simple" xlink:href="https://www.ezoic.com/what-is-ezoic/" office:target-frame-name="_blank" xlink:show="new"><draw:frame draw:style-name="fr1" draw:name="Figura2" text:anchor-type="as-char" svg:width="1.27cm" svg:height="0.296cm" draw:z-index="0"><draw:image xlink:href="Pictures/100002010000005700000012CB54A0BA8BD021FC.png" xlink:type="simple" xlink:show="embed" xlink:actuate="onLoad" loext:mime-type="image/png"/><svg:title>Ezoic</svg:title></draw:frame></draw:a><text:span text:style-name="T1">report this ad</text:span> </text:p>
      <text:h text:style-name="Heading_20_2" text:outline-level="2"><text:bookmark text:name="left-triangle-star-pattern"/><text:soft-page-break/>4. Left triangle pattern in javascript</text:h>
      <text:p text:style-name="Preformatted_20_Text">*</text:p>
      <text:p text:style-name="Preformatted_20_Text">**</text:p>
      <text:p text:style-name="Preformatted_20_Text">***</text:p>
      <text:p text:style-name="Preformatted_20_Text">****</text:p>
      <text:p text:style-name="P1">*****</text:p>
      <text:p text:style-name="Text_20_body">To create the <text:span text:style-name="Strong_20_Emphasis">left triangle pattern in javascript</text:span> again run 2 nested <text:span text:style-name="Source_20_Text">for loop</text:span> external loop will take care of columns of pattern and the internal loop will print rows of the pattern.</text:p>
      <text:p text:style-name="Text_20_body">You can observe from the above-shown pattern that we need to run an external loop for 'n' time while the internal loop runs for 1 time in the first execution, 2 times in the second execution, and so on till 'n' times.</text:p>
      <text:p text:style-name="Text_20_body">You can use the value of <text:span text:style-name="Source_20_Text">i</text:span> from the external loop which will increase from 1 to 'n' inside the internal loop as a condition.<text:bookmark text:name="ezoic-pub-ad-placeholder-187"/><text:bookmark text:name="div-gpt-ad-tutorialstonight_com-large-leaderboard-2-0"/></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for (let i = 1; i &lt;= n; i++) {</text:span></text:p>
      <text:p text:style-name="Preformatted_20_Text"><text:span text:style-name="Source_20_Text"><text:s text:c="2"/>for (let j = 0; j &lt; i; j++)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avaScript</text:p>
      <text:p text:style-name="P7"><text:a xlink:type="simple" xlink:href="https://www.tutorialstonight.com/editor.php?p=js&amp;q=right-triangle-star-pattern" office:target-frame-name="_blank" xlink:show="new" text:style-name="Internet_20_link" text:visited-style-name="Visited_20_Internet_20_Link">▶ Try It</text:a> </text:p>
      <text:p text:style-name="Horizontal_20_Line"/>
      <text:h text:style-name="Heading_20_2" text:outline-level="2"><text:bookmark text:name="downward-triangle-star-pattern"/>5. Downward Triangle Star Pattern</text:h>
      <text:p text:style-name="Preformatted_20_Text">*****</text:p>
      <text:p text:style-name="Preformatted_20_Text">****</text:p>
      <text:p text:style-name="Preformatted_20_Text">***</text:p>
      <text:p text:style-name="Preformatted_20_Text">**</text:p>
      <text:p text:style-name="P1">*</text:p>
      <text:p text:style-name="Text_20_body">To create a <text:span text:style-name="Strong_20_Emphasis">downward triangle star pattern</text:span> use a nested loop, it is also known as a reverse star pattern. From the above-shown pattern, you can see the number of stars decreases from 'n' to 1.<text:bookmark text:name="ezoic-pub-ad-placeholder-188"/><text:bookmark text:name="div-gpt-ad-tutorialstonight_com-leader-1-0"/></text:p>
      <text:p text:style-name="Text_20_body">Run a <text:span text:style-name="Source_20_Text">for loop</text:span> inside an external loop whose number of iterations decreases from 'n' to 1.<text:bookmark text:name="ezoic-pub-ad-placeholder-189"/></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for (let i = 0; i &lt; n; i++) {</text:span></text:p>
      <text:p text:style-name="Preformatted_20_Text"><text:span text:style-name="Source_20_Text"><text:s text:c="2"/>// printing star</text:span></text:p>
      <text:p text:style-name="Preformatted_20_Text"><text:span text:style-name="Source_20_Text"><text:s text:c="2"/>for (let k = 0; k &lt; n - i;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oft-page-break/><text:span text:style-name="Source_20_Text">console.log(string);</text:span></text:p>
      <text:p text:style-name="P7">JavaScript</text:p>
      <text:p text:style-name="P7"><text:a xlink:type="simple" xlink:href="https://www.tutorialstonight.com/editor.php?p=js&amp;q=downward-triangle-star-pattern" office:target-frame-name="_blank" xlink:show="new" text:style-name="Internet_20_link" text:visited-style-name="Visited_20_Internet_20_Link">▶ Try It</text:a> </text:p>
      <text:p text:style-name="Horizontal_20_Line"/>
      <text:h text:style-name="Heading_20_2" text:outline-level="2"><text:bookmark text:name="hollown-triangle-star-pattern"/>6. Hollow Triangle Star Pattern</text:h>
      <text:p text:style-name="Preformatted_20_Text">*</text:p>
      <text:p text:style-name="Preformatted_20_Text">**</text:p>
      <text:p text:style-name="Preformatted_20_Text">* *</text:p>
      <text:p text:style-name="Preformatted_20_Text">* <text:s/>*</text:p>
      <text:p text:style-name="Preformatted_20_Text">* <text:s text:c="2"/>*</text:p>
      <text:p text:style-name="P1">******</text:p>
      <text:p text:style-name="Horizontal_20_Line"><text:bookmark text:name="ezoic-pub-ad-placeholder-135"/></text:p>
      <text:p text:style-name="Text_20_body">Steps to create a <text:span text:style-name="Strong_20_Emphasis">hollow triangle star pattern</text:span> are:</text:p>
      <text:list xml:id="list919635560" text:style-name="L3">
        <text:list-item>
          <text:p text:style-name="P10">Run 2 nested loops, 1st for 'n' times and 2nd for 1 time for the first row, 2nd for 2 times for the second row, and so on till 'n' times </text:p>
        </text:list-item>
        <text:list-item>
          <text:p text:style-name="P10">Print star for first and last position in each row and space for other positions </text:p>
        </text:list-item>
        <text:list-item>
          <text:p text:style-name="P5">IN the last line print star at each position </text:p>
        </text:list-item>
      </text:list>
      <text:p text:style-name="Text_20_body">Example</text:p>
      <text:p text:style-name="Preformatted_20_Text"><text:span text:style-name="Source_20_Text">let n = 6;</text:span></text:p>
      <text:p text:style-name="Preformatted_20_Text"><text:span text:style-name="Source_20_Text">let string = "";</text:span></text:p>
      <text:p text:style-name="Preformatted_20_Text"/>
      <text:p text:style-name="Preformatted_20_Text"><text:span text:style-name="Source_20_Text">for (let i = 1; i &lt;= n; i++) {</text:span></text:p>
      <text:p text:style-name="Preformatted_20_Text"><text:span text:style-name="Source_20_Text"><text:s text:c="2"/>// printing star</text:span></text:p>
      <text:p text:style-name="Preformatted_20_Text"><text:span text:style-name="Source_20_Text"><text:s text:c="2"/>for (let j = 0; j &lt; i; j++) {</text:span></text:p>
      <text:p text:style-name="Preformatted_20_Text"><text:span text:style-name="Source_20_Text"><text:s text:c="4"/>if(i === n) {</text:span></text:p>
      <text:p text:style-name="Preformatted_20_Text"><text:span text:style-name="Source_20_Text"><text:s text:c="6"/>string += "*";</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6"/>if (j == 0 || j == i - 1) {</text:span></text:p>
      <text:p text:style-name="Preformatted_20_Text"><text:span text:style-name="Source_20_Text"><text:s text:c="8"/>string += "*";</text:span></text:p>
      <text:p text:style-name="Preformatted_20_Text"><text:span text:style-name="Source_20_Text"><text:s text:c="6"/>}</text:span></text:p>
      <text:p text:style-name="Preformatted_20_Text"><text:span text:style-name="Source_20_Text"><text:s text:c="6"/>else {</text:span></text:p>
      <text:p text:style-name="Preformatted_20_Text"><text:span text:style-name="Source_20_Text"><text:s text:c="8"/>string += " ";</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text:p>
      <text:p text:style-name="P7"><text:a xlink:type="simple" xlink:href="https://www.tutorialstonight.com/editor.php?p=js&amp;q=hollow-triangle-star-pattern" office:target-frame-name="_blank" xlink:show="new" text:style-name="Internet_20_link" text:visited-style-name="Visited_20_Internet_20_Link">▶ Try It</text:a> </text:p>
      <text:p text:style-name="Horizontal_20_Line"/>
      <text:h text:style-name="Heading_20_2" text:outline-level="2"><text:bookmark text:name="pyramid-star-pattern"/>7. Javascript pyramid pattern</text:h>
      <text:p text:style-name="Preformatted_20_Text"><text:s text:c="4"/>*</text:p>
      <text:p text:style-name="Preformatted_20_Text"><text:s text:c="3"/>***</text:p>
      <text:p text:style-name="Preformatted_20_Text"><text:s text:c="2"/>*****</text:p>
      <text:p text:style-name="Preformatted_20_Text"><text:s/>*******</text:p>
      <text:p text:style-name="P1"><text:soft-page-break/>*********</text:p>
      <text:p text:style-name="Text_20_body"><text:bookmark text:name="ezoic-pub-ad-placeholder-164"/><text:bookmark text:name="div-gpt-ad-tutorialstonight_com-leader-3-0"/>The <text:span text:style-name="Strong_20_Emphasis">Pyramid star pattern</text:span> is a famous star pattern, you can see the shape of the pattern above.</text:p>
      <text:p text:style-name="Text_20_body">It uses 2 loops inside the external loop one for printing spaces and the other to print stars.</text:p>
      <text:p text:style-name="Text_20_body">The number of spaces in a row is <text:span text:style-name="Source_20_Text">n - i</text:span> in each row and the number of stars in a row is <text:span text:style-name="Source_20_Text">2 * i - 1</text:span>.</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 External loop</text:span></text:p>
      <text:p text:style-name="Preformatted_20_Text"><text:span text:style-name="Source_20_Text">for (let i = 1; i &lt;= n; i++) {</text:span></text:p>
      <text:p text:style-name="Preformatted_20_Text"><text:span text:style-name="Source_20_Text"><text:s text:c="2"/>// printing spaces</text:span></text:p>
      <text:p text:style-name="Preformatted_20_Text"><text:span text:style-name="Source_20_Text"><text:s text:c="2"/>for (let j = 1; j &lt;= n -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2 * i - 1;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avaScript</text:p>
      <text:p text:style-name="Text_20_body"><text:a xlink:type="simple" xlink:href="https://www.tutorialstonight.com/editor.php?p=js&amp;q=pyramid-star-pattern" office:target-frame-name="_blank" xlink:show="new" text:style-name="Internet_20_link" text:visited-style-name="Visited_20_Internet_20_Link">▶ Try It</text:a> </text:p>
      <text:p text:style-name="Text_20_body">Also, check out <text:a xlink:type="simple" xlink:href="https://www.tutorialstonight.com/js/javascript-alphabet-pattern.php" office:target-frame-name="_blank" xlink:show="new" text:style-name="Internet_20_link" text:visited-style-name="Visited_20_Internet_20_Link">alphabet patterns in JavaScript</text:a>.<text:bookmark text:name="ezoic-pub-ad-placeholder-191"/></text:p>
      <text:p text:style-name="Horizontal_20_Line"/>
      <text:h text:style-name="Heading_20_2" text:outline-level="2"><text:bookmark text:name="reversed-pyramid-star-pattern"/>8. Reversed pyramid star pattern </text:h>
      <text:p text:style-name="Preformatted_20_Text">*********</text:p>
      <text:p text:style-name="Preformatted_20_Text"><text:s/>*******</text:p>
      <text:p text:style-name="Preformatted_20_Text"><text:s text:c="2"/>*****</text:p>
      <text:p text:style-name="Preformatted_20_Text"><text:s text:c="3"/>***</text:p>
      <text:p text:style-name="P1"><text:s text:c="4"/>*</text:p>
      <text:p text:style-name="Text_20_body"><text:bookmark text:name="ezoic-pub-ad-placeholder-165"/><text:bookmark text:name="div-gpt-ad-tutorialstonight_com-leader-2-0"/>The <text:span text:style-name="Strong_20_Emphasis">reversed pyramid star pattern</text:span> is a pyramid pattern upside-down.</text:p>
      <text:p text:style-name="Text_20_body">It uses 2 loops inside the external loop one for printing spaces and the other to print the star. First loop prints spaces and other loop print stars. Here is the code of the reverse pyramid star pattern.<text:bookmark text:name="ezoic-pub-ad-placeholder-626"/><text:bookmark text:name="div-gpt-ad-tutorialstonight_com-leader-4-0"/></text:p>
      <text:p text:style-name="Text_20_body"><text:bookmark text:name="ezoic-pub-ad-placeholder-172"/><text:bookmark text:name="div-gpt-ad-tutorialstonight_com-large-mobile-banner-2-0"/>The number of spaces in a row is <text:span text:style-name="Source_20_Text">i</text:span> and the number of stars is <text:span text:style-name="Source_20_Text">2 * (n - i) - 1</text:span>.</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 External loop</text:span></text:p>
      <text:p text:style-name="Preformatted_20_Text"><text:span text:style-name="Source_20_Text">for (let i = 0; i &lt; n; i++) {</text:span></text:p>
      <text:p text:style-name="Preformatted_20_Text"><text:span text:style-name="Source_20_Text"><text:s text:c="2"/>// printing spaces</text:span></text:p>
      <text:p text:style-name="Preformatted_20_Text"><text:span text:style-name="Source_20_Text"><text:s text:c="2"/>for (let j = 0; j &l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oft-page-break/><text:span text:style-name="Source_20_Text"><text:s text:c="2"/>for (let k = 0; k &lt; 2 * (n-i) - 1;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avaScript</text:p>
      <text:p text:style-name="P7"><text:a xlink:type="simple" xlink:href="https://www.tutorialstonight.com/editor.php?p=js&amp;q=reversed-pyramid-star-pattern" office:target-frame-name="_blank" xlink:show="new" text:style-name="Internet_20_link" text:visited-style-name="Visited_20_Internet_20_Link">▶ Try It</text:a> </text:p>
      <text:p text:style-name="Horizontal_20_Line"/>
      <text:h text:style-name="Heading_20_2" text:outline-level="2"><text:bookmark text:name="hollow-pyramid-star-pattern"/>9. Hollow pyramid star pattern</text:h>
      <text:p text:style-name="Preformatted_20_Text"><text:s text:c="4"/>*</text:p>
      <text:p text:style-name="Preformatted_20_Text"><text:s text:c="3"/>* *</text:p>
      <text:p text:style-name="Preformatted_20_Text"><text:s text:c="2"/>* <text:s text:c="2"/>*</text:p>
      <text:p text:style-name="Preformatted_20_Text"><text:s/>* <text:s text:c="4"/>*</text:p>
      <text:p text:style-name="P1">*********</text:p>
      <text:p text:style-name="Text_20_body">Steps to create a <text:span text:style-name="Strong_20_Emphasis">hollow pyramid star pattern</text:span> are:</text:p>
      <text:list xml:id="list2165121017" text:style-name="L4">
        <text:list-item>
          <text:p text:style-name="P11">Run 2 nested loops, 1st for 'n' times and there are 2 internal loops one to print the first series of spaces and the other to print star and space series </text:p>
        </text:list-item>
        <text:list-item>
          <text:p text:style-name="P11">Print star for first and last position in each row and space in between </text:p>
        </text:list-item>
        <text:list-item>
          <text:p text:style-name="P6">The print star at each position in the last row </text:p>
        </text:list-item>
      </text:list>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
      <text:p text:style-name="Preformatted_20_Text"><text:span text:style-name="Source_20_Text">// External loop</text:span></text:p>
      <text:p text:style-name="Preformatted_20_Text"><text:span text:style-name="Source_20_Text">for (let i = 1; i &lt;= n; i++) {</text:span></text:p>
      <text:p text:style-name="Preformatted_20_Text"><text:span text:style-name="Source_20_Text"><text:s text:c="2"/>// printing spaces</text:span></text:p>
      <text:p text:style-name="Preformatted_20_Text"><text:span text:style-name="Source_20_Text"><text:s text:c="2"/>for (let j = 1; j &lt;= n -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2 * i - 1; k++) {</text:span></text:p>
      <text:p text:style-name="Preformatted_20_Text"><text:span text:style-name="Source_20_Text"><text:s text:c="4"/>if(i === 1 || i === n) {</text:span></text:p>
      <text:p text:style-name="Preformatted_20_Text"><text:span text:style-name="Source_20_Text"><text:s text:c="6"/>string += "*";</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6"/>if(k === 0 || k === 2 * i - 2) {</text:span></text:p>
      <text:p text:style-name="Preformatted_20_Text"><text:span text:style-name="Source_20_Text"><text:s text:c="8"/>string += "*";</text:span></text:p>
      <text:p text:style-name="Preformatted_20_Text"><text:span text:style-name="Source_20_Text"><text:s text:c="6"/>}</text:span></text:p>
      <text:p text:style-name="Preformatted_20_Text"><text:span text:style-name="Source_20_Text"><text:s text:c="6"/>else {</text:span></text:p>
      <text:p text:style-name="Preformatted_20_Text"><text:span text:style-name="Source_20_Text"><text:s text:c="8"/>string += " ";</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avaScript</text:p>
      <text:p text:style-name="P7"><text:a xlink:type="simple" xlink:href="https://www.tutorialstonight.com/editor.php?p=js&amp;q=hollow-pyramid-star-pattern" office:target-frame-name="_blank" xlink:show="new" text:style-name="Internet_20_link" text:visited-style-name="Visited_20_Internet_20_Link">▶ Try It</text:a> </text:p>
      <text:p text:style-name="Horizontal_20_Line"/>
      <text:h text:style-name="Heading_20_2" text:outline-level="2"><text:bookmark text:name="diamond-star-pattern"/><text:soft-page-break/>10. Diamond pattern in javascript</text:h>
      <text:p text:style-name="Preformatted_20_Text"><text:s text:c="4"/>*</text:p>
      <text:p text:style-name="Preformatted_20_Text"><text:s text:c="3"/>***</text:p>
      <text:p text:style-name="Preformatted_20_Text"><text:s text:c="2"/>*****</text:p>
      <text:p text:style-name="Preformatted_20_Text"><text:s/>*******</text:p>
      <text:p text:style-name="Preformatted_20_Text">*********</text:p>
      <text:p text:style-name="Preformatted_20_Text"><text:s/>*******</text:p>
      <text:p text:style-name="Preformatted_20_Text"><text:s text:c="2"/>*****</text:p>
      <text:p text:style-name="Preformatted_20_Text"><text:s text:c="3"/>***</text:p>
      <text:p text:style-name="P1"><text:s text:c="4"/>*</text:p>
      <text:p text:style-name="Text_20_body">The <text:span text:style-name="Strong_20_Emphasis">diamond star pattern</text:span> is a combination of the pyramid and the reverse pyramid star pattern.</text:p>
      <text:p text:style-name="Text_20_body">Observe in the above pattern it is a pyramid and a reverse pyramid together. Use the above concepts to create a diamond shape.</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 Upside pyramid</text:span></text:p>
      <text:p text:style-name="Preformatted_20_Text"><text:span text:style-name="Source_20_Text">for (let i = 1; i &lt;= n; i++) {</text:span></text:p>
      <text:p text:style-name="Preformatted_20_Text"><text:span text:style-name="Source_20_Text"><text:s text:c="2"/>// printing spaces</text:span></text:p>
      <text:p text:style-name="Preformatted_20_Text"><text:span text:style-name="Source_20_Text"><text:s text:c="2"/>for (let j = n; j &g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i * 2 - 1;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 downside pyramid</text:span></text:p>
      <text:p text:style-name="Preformatted_20_Text"><text:span text:style-name="Source_20_Text">for (let i = 1; i &lt;= n - 1; i++) {</text:span></text:p>
      <text:p text:style-name="Preformatted_20_Text"><text:span text:style-name="Source_20_Text"><text:s text:c="2"/>// printing spaces</text:span></text:p>
      <text:p text:style-name="Preformatted_20_Text"><text:span text:style-name="Source_20_Text"><text:s text:c="2"/>for (let j = 0; j &l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n - i) * 2 - 1; k &gt; 0;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text:p>
      <text:p text:style-name="P7"><text:a xlink:type="simple" xlink:href="https://www.tutorialstonight.com/editor.php?p=js&amp;q=diamond-star-pattern" office:target-frame-name="_blank" xlink:show="new" text:style-name="Internet_20_link" text:visited-style-name="Visited_20_Internet_20_Link">▶ Try It</text:a> </text:p>
      <text:p text:style-name="Horizontal_20_Line"/>
      <text:h text:style-name="Heading_20_2" text:outline-level="2"><text:bookmark text:name="hollow-diamond-star-pattern"/>11. Hollow diamond pattern</text:h>
      <text:p text:style-name="Preformatted_20_Text"><text:s text:c="4"/>*</text:p>
      <text:p text:style-name="Preformatted_20_Text"><text:s text:c="3"/>* *</text:p>
      <text:p text:style-name="Preformatted_20_Text"><text:s text:c="2"/>* <text:s text:c="2"/>*</text:p>
      <text:p text:style-name="Preformatted_20_Text"><text:s/>* <text:s text:c="4"/>*</text:p>
      <text:p text:style-name="Preformatted_20_Text">* <text:s text:c="6"/>*</text:p>
      <text:p text:style-name="Preformatted_20_Text"><text:s/>* <text:s text:c="4"/>*</text:p>
      <text:p text:style-name="Preformatted_20_Text"><text:s text:c="2"/>* <text:s text:c="2"/>*</text:p>
      <text:p text:style-name="Preformatted_20_Text"><text:s text:c="3"/>* *</text:p>
      <text:p text:style-name="P1"><text:soft-page-break/><text:s text:c="4"/>*</text:p>
      <text:p text:style-name="Text_20_body">A hollow diamond pattern is a simple diamond shape with the only a boundary as starts. It is a combination of the diamond and the reverse diamond pattern.</text:p>
      <text:p text:style-name="Text_20_body"><text:bookmark text:name="ezoic-pub-ad-placeholder-171"/>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 Upside pyramid</text:span></text:p>
      <text:p text:style-name="Preformatted_20_Text"><text:span text:style-name="Source_20_Text">// upside diamond</text:span></text:p>
      <text:p text:style-name="Preformatted_20_Text"><text:span text:style-name="Source_20_Text">for (let i = 1; i &lt;= n; i++) {</text:span></text:p>
      <text:p text:style-name="Preformatted_20_Text"><text:span text:style-name="Source_20_Text"><text:s text:c="2"/>// printing spaces</text:span></text:p>
      <text:p text:style-name="Preformatted_20_Text"><text:span text:style-name="Source_20_Text"><text:s text:c="2"/>for (let j = n; j &g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i * 2 - 1; k++) {</text:span></text:p>
      <text:p text:style-name="Preformatted_20_Text"><text:span text:style-name="Source_20_Text"><text:s text:c="4"/>if (k === 0 || k === 2 * i - 2) {</text:span></text:p>
      <text:p text:style-name="Preformatted_20_Text"><text:span text:style-name="Source_20_Text"><text:s text:c="6"/>string += "*";</text:span></text:p>
      <text:p text:style-name="Preformatted_20_Text"><text:span text:style-name="Source_20_Text"><text:s text:c="4"/>}</text:span></text:p>
      <text:p text:style-name="Preformatted_20_Text"><text:span text:style-name="Source_20_Text"><text:s text:c="4"/>else {</text:span></text:p>
      <text:p text:style-name="Preformatted_20_Text"><text:span text:style-name="Source_20_Text"><text:s text:c="6"/>string += "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 downside diamond</text:span></text:p>
      <text:p text:style-name="Preformatted_20_Text"><text:span text:style-name="Source_20_Text">for (let i = 1; i &lt;= n - 1; i++) {</text:span></text:p>
      <text:p text:style-name="Preformatted_20_Text"><text:span text:style-name="Source_20_Text"><text:s text:c="4"/>// printing spaces</text:span></text:p>
      <text:p text:style-name="Preformatted_20_Text"><text:span text:style-name="Source_20_Text"><text:s text:c="4"/>for (let j = 0; j &lt; i; j++) {</text:span></text:p>
      <text:p text:style-name="Preformatted_20_Text"><text:span text:style-name="Source_20_Text"><text:s text:c="6"/>string += " ";</text:span></text:p>
      <text:p text:style-name="Preformatted_20_Text"><text:span text:style-name="Source_20_Text"><text:s text:c="4"/>}</text:span></text:p>
      <text:p text:style-name="Preformatted_20_Text"><text:span text:style-name="Source_20_Text"><text:s text:c="4"/>// printing star</text:span></text:p>
      <text:p text:style-name="Preformatted_20_Text"><text:span text:style-name="Source_20_Text"><text:s text:c="4"/>for (let k = (n - i) * 2 - 1; k &gt;= 1; k--) {</text:span></text:p>
      <text:p text:style-name="Preformatted_20_Text"><text:span text:style-name="Source_20_Text"><text:s text:c="6"/>if (k === 1 || k === (n - i) * 2 - 1) {</text:span></text:p>
      <text:p text:style-name="Preformatted_20_Text"><text:span text:style-name="Source_20_Text"><text:s text:c="8"/>string += "*";</text:span></text:p>
      <text:p text:style-name="Preformatted_20_Text"><text:span text:style-name="Source_20_Text"><text:s text:c="6"/>}</text:span></text:p>
      <text:p text:style-name="Preformatted_20_Text"><text:span text:style-name="Source_20_Text"><text:s text:c="6"/>else {</text:span></text:p>
      <text:p text:style-name="Preformatted_20_Text"><text:span text:style-name="Source_20_Text"><text:s text:c="8"/>string += " ";</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4"/>string += "\n";</text:span></text:p>
      <text:p text:style-name="Preformatted_20_Text"><text:span text:style-name="Source_20_Text"><text:s text:c="2"/>}</text:span></text:p>
      <text:p text:style-name="P1"><text:span text:style-name="Source_20_Text">console.log(string);</text:span></text:p>
      <text:p text:style-name="P7">JavaScript</text:p>
      <text:p text:style-name="P7"><text:a xlink:type="simple" xlink:href="https://www.tutorialstonight.com/editor.php?p=js&amp;q=hollow-diamond-star-pattern" office:target-frame-name="_blank" xlink:show="new" text:style-name="Internet_20_link" text:visited-style-name="Visited_20_Internet_20_Link">▶ Try It</text:a> </text:p>
      <text:p text:style-name="Horizontal_20_Line"/>
      <text:h text:style-name="Heading_20_2" text:outline-level="2"><text:bookmark text:name="hourglass-star-pattern"/>12. Hourglass star pattern</text:h>
      <text:p text:style-name="Preformatted_20_Text">*********</text:p>
      <text:p text:style-name="Preformatted_20_Text"><text:s/>*******</text:p>
      <text:p text:style-name="Preformatted_20_Text"><text:s text:c="2"/>*****</text:p>
      <text:p text:style-name="Preformatted_20_Text"><text:s text:c="3"/>***</text:p>
      <text:p text:style-name="Preformatted_20_Text"><text:s text:c="4"/>*</text:p>
      <text:p text:style-name="Preformatted_20_Text"><text:s text:c="3"/>***</text:p>
      <text:p text:style-name="Preformatted_20_Text"><text:s text:c="2"/>*****</text:p>
      <text:p text:style-name="Preformatted_20_Text"><text:s/>*******</text:p>
      <text:p text:style-name="P1">*********</text:p>
      <text:p text:style-name="Text_20_body"><text:soft-page-break/>The <text:span text:style-name="Strong_20_Emphasis">hourglass star pattern</text:span> is also made up of a pyramid and reverse pyramid star patterns.</text:p>
      <text:p text:style-name="Text_20_body">Observe in the above pattern it is a reverse pyramid and a pyramid together. Use the above concepts to create a diamond shape.</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 Reversed pyramid pattern</text:span></text:p>
      <text:p text:style-name="Preformatted_20_Text"><text:span text:style-name="Source_20_Text">for (let i = 0; i &lt; n; i++) {</text:span></text:p>
      <text:p text:style-name="Preformatted_20_Text"><text:span text:style-name="Source_20_Text"><text:s text:c="2"/>// printing spaces</text:span></text:p>
      <text:p text:style-name="Preformatted_20_Text"><text:span text:style-name="Source_20_Text"><text:s text:c="2"/>for (let j = 0; j &l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n - i) * 2 - 1;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 pyramid pattern</text:span></text:p>
      <text:p text:style-name="Preformatted_20_Text"><text:span text:style-name="Source_20_Text">for (let i = 2; i &lt;= n; i++) {</text:span></text:p>
      <text:p text:style-name="Preformatted_20_Text"><text:span text:style-name="Source_20_Text"><text:s text:c="2"/>// printing spaces</text:span></text:p>
      <text:p text:style-name="Preformatted_20_Text"><text:span text:style-name="Source_20_Text"><text:s text:c="2"/>for (let j = n; j &g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 printing star</text:span></text:p>
      <text:p text:style-name="Preformatted_20_Text"><text:span text:style-name="Source_20_Text"><text:s text:c="2"/>for (let k = 0; k &lt; i * 2 - 1;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text:p>
      <text:p text:style-name="P7"><text:a xlink:type="simple" xlink:href="https://www.tutorialstonight.com/editor.php?p=js&amp;q=hourglass-star-pattern" office:target-frame-name="_blank" xlink:show="new" text:style-name="Internet_20_link" text:visited-style-name="Visited_20_Internet_20_Link">▶ Try It</text:a> </text:p>
      <text:p text:style-name="Horizontal_20_Line"/>
      <text:h text:style-name="Heading_20_2" text:outline-level="2"><text:bookmark text:name="right-pascal-star-pattern"/>13. Right pascal star pattern</text:h>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reformatted_20_Text">**</text:p>
      <text:p text:style-name="P1">*</text:p>
      <text:p text:style-name="Text_20_body">The <text:span text:style-name="Strong_20_Emphasis">right pascal star pattern</text:span> is created using 2 nested loops.</text:p>
      <text:p text:style-name="Text_20_body">You can observe in the above pattern it is nothing but the right triangle star pattern and <text:span text:style-name="Strong_20_Emphasis">reversed triangle star pattern</text:span> together. Here is the code for the right pascal star pattern.</text:p>
      <text:p text:style-name="Text_20_body"><text:bookmark text:name="ezoic-pub-ad-placeholder-168"/><text:bookmark text:name="div-gpt-ad-tutorialstonight_com-mobile-leaderboard-1-0"/>Example</text:p>
      <text:p text:style-name="Preformatted_20_Text"><text:span text:style-name="Source_20_Text">let n = 5;</text:span></text:p>
      <text:p text:style-name="Preformatted_20_Text"><text:span text:style-name="Source_20_Text">let string = "";</text:span></text:p>
      <text:p text:style-name="Preformatted_20_Text"><text:soft-page-break/><text:span text:style-name="Source_20_Text">for (let i = 1; i &lt;= n; i++) {</text:span></text:p>
      <text:p text:style-name="Preformatted_20_Text"><text:span text:style-name="Source_20_Text"><text:s text:c="2"/>for (let j = 0; j &lt; i; j++)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for (let i = 1; i &lt;= n - 1; i++) {</text:span></text:p>
      <text:p text:style-name="Preformatted_20_Text"><text:span text:style-name="Source_20_Text"><text:s text:c="2"/>for (let j = 0; j &lt; n - i; j++)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text:p>
      <text:p text:style-name="P7"><text:a xlink:type="simple" xlink:href="https://www.tutorialstonight.com/editor.php?p=js&amp;q=right-pascal-star-pattern" office:target-frame-name="_blank" xlink:show="new" text:style-name="Internet_20_link" text:visited-style-name="Visited_20_Internet_20_Link">▶ Try It</text:a> </text:p>
      <text:p text:style-name="Horizontal_20_Line"/>
      <text:h text:style-name="Heading_20_2" text:outline-level="2"><text:bookmark text:name="left-pascal-star-pattern"/>14. Left pascal star pattern</text:h>
      <text:p text:style-name="Preformatted_20_Text"><text:s text:c="4"/>*</text:p>
      <text:p text:style-name="Preformatted_20_Text"><text:s text:c="3"/>**</text:p>
      <text:p text:style-name="Preformatted_20_Text"><text:s text:c="2"/>***</text:p>
      <text:p text:style-name="Preformatted_20_Text"><text:s/>****</text:p>
      <text:p text:style-name="Preformatted_20_Text">*****</text:p>
      <text:p text:style-name="Preformatted_20_Text"><text:s/>****</text:p>
      <text:p text:style-name="Preformatted_20_Text"><text:s text:c="2"/>***</text:p>
      <text:p text:style-name="Preformatted_20_Text"><text:s text:c="3"/>**</text:p>
      <text:p text:style-name="P1"><text:s text:c="4"/>*</text:p>
      <text:p text:style-name="Text_20_body">The <text:span text:style-name="Strong_20_Emphasis">left pascal star pattern</text:span> is also created using 2 nested loops.</text:p>
      <text:p text:style-name="Text_20_body">It is the same as the right pascal star pattern just mirrored. Here is the code for the right pascal star pattern.</text:p>
      <text:p text:style-name="Text_20_body">Example</text:p>
      <text:p text:style-name="Preformatted_20_Text"><text:span text:style-name="Source_20_Text">let n = 5;</text:span></text:p>
      <text:p text:style-name="Preformatted_20_Text"><text:span text:style-name="Source_20_Text">let string = "";</text:span></text:p>
      <text:p text:style-name="Preformatted_20_Text"><text:span text:style-name="Source_20_Text">for (let i = 1; i &lt;= n; i++) {</text:span></text:p>
      <text:p text:style-name="Preformatted_20_Text"><text:span text:style-name="Source_20_Text"><text:s text:c="2"/>for (let j = 0; j &lt; n -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for (let k = 0; k &lt; i;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reformatted_20_Text"><text:span text:style-name="Source_20_Text">for (let i = 1; i &lt;= n - 1; i++) {</text:span></text:p>
      <text:p text:style-name="Preformatted_20_Text"><text:span text:style-name="Source_20_Text"><text:s text:c="2"/>for (let j = 0; j &lt; i; j++) {</text:span></text:p>
      <text:p text:style-name="Preformatted_20_Text"><text:span text:style-name="Source_20_Text"><text:s text:c="4"/>string += " ";</text:span></text:p>
      <text:p text:style-name="Preformatted_20_Text"><text:span text:style-name="Source_20_Text"><text:s text:c="2"/>}</text:span></text:p>
      <text:p text:style-name="Preformatted_20_Text"><text:span text:style-name="Source_20_Text"><text:s text:c="2"/>for (let k = 0; k &lt; n - i; k++) {</text:span></text:p>
      <text:p text:style-name="Preformatted_20_Text"><text:span text:style-name="Source_20_Text"><text:s text:c="4"/>string += "*";</text:span></text:p>
      <text:p text:style-name="Preformatted_20_Text"><text:span text:style-name="Source_20_Text"><text:s text:c="2"/>}</text:span></text:p>
      <text:p text:style-name="Preformatted_20_Text"><text:span text:style-name="Source_20_Text"><text:s text:c="2"/>string += "\n";</text:span></text:p>
      <text:p text:style-name="Preformatted_20_Text"><text:span text:style-name="Source_20_Text">}</text:span></text:p>
      <text:p text:style-name="P1"><text:span text:style-name="Source_20_Text">console.log(string);</text:span></text:p>
      <text:p text:style-name="P7">JavaScript</text:p>
      <text:p text:style-name="P7"><text:soft-page-break/><text:a xlink:type="simple" xlink:href="https://www.tutorialstonight.com/editor.php?p=js&amp;q=left-pascal-star-pattern" office:target-frame-name="_blank" xlink:show="new" text:style-name="Internet_20_link" text:visited-style-name="Visited_20_Internet_20_Link">▶ Try It</text:a> </text:p>
      <text:p text:style-name="Horizontal_20_Line"/>
      <text:h text:style-name="Heading_20_2" text:outline-level="2"><text:bookmark text:name="heart-star-pattern"/>15. Heart Star Pattern In JavaScript</text:h>
      <text:p text:style-name="Preformatted_20_Text"><text:s/>*** <text:s text:c="2"/>***</text:p>
      <text:p text:style-name="Preformatted_20_Text">***** *****</text:p>
      <text:p text:style-name="Preformatted_20_Text">***********</text:p>
      <text:p text:style-name="Preformatted_20_Text"><text:s/>*********</text:p>
      <text:p text:style-name="Preformatted_20_Text"><text:s text:c="2"/>*******</text:p>
      <text:p text:style-name="Preformatted_20_Text"><text:s text:c="3"/>*****</text:p>
      <text:p text:style-name="Preformatted_20_Text"><text:s text:c="4"/>***</text:p>
      <text:p text:style-name="P1"><text:s text:c="5"/>*</text:p>
      <text:p text:style-name="Text_20_body">Heart star pattern is quite complex structure to create. If you observe the pattern shown above then you can see it it made up of many other smaller structures and spaces.</text:p>
      <text:p text:style-name="Text_20_body">The complete code of the heart star pattern is as follows.</text:p>
      <text:p text:style-name="Text_20_body">Example</text:p>
      <text:p text:style-name="Preformatted_20_Text"><text:span text:style-name="Source_20_Text">var n = 6;</text:span></text:p>
      <text:p text:style-name="Preformatted_20_Text"><text:span text:style-name="Source_20_Text">var str = "";</text:span></text:p>
      <text:p text:style-name="Preformatted_20_Text"><text:span text:style-name="Source_20_Text">for (let i = n / 2; i &lt; n; i += 2) {</text:span></text:p>
      <text:p text:style-name="Preformatted_20_Text"><text:span text:style-name="Source_20_Text"><text:s text:c="2"/>// print first spaces</text:span></text:p>
      <text:p text:style-name="Preformatted_20_Text"><text:span text:style-name="Source_20_Text"><text:s text:c="2"/>for (let j = 1; j &lt; n - i; j += 2) {</text:span></text:p>
      <text:p text:style-name="Preformatted_20_Text"><text:span text:style-name="Source_20_Text"><text:s text:c="4"/>str += " ";</text:span></text:p>
      <text:p text:style-name="Preformatted_20_Text"><text:span text:style-name="Source_20_Text"><text:s text:c="2"/>}</text:span></text:p>
      <text:p text:style-name="Preformatted_20_Text"><text:span text:style-name="Source_20_Text"><text:s text:c="2"/>// print first stars</text:span></text:p>
      <text:p text:style-name="Preformatted_20_Text"><text:span text:style-name="Source_20_Text"><text:s text:c="2"/>for (let j = 1; j &lt; i + 1; j++) {</text:span></text:p>
      <text:p text:style-name="Preformatted_20_Text"><text:span text:style-name="Source_20_Text"><text:s text:c="4"/>str += "*";</text:span></text:p>
      <text:p text:style-name="Preformatted_20_Text"><text:span text:style-name="Source_20_Text"><text:s text:c="2"/>}</text:span></text:p>
      <text:p text:style-name="Preformatted_20_Text"><text:span text:style-name="Source_20_Text"><text:s text:c="2"/>// print second spaces</text:span></text:p>
      <text:p text:style-name="Preformatted_20_Text"><text:span text:style-name="Source_20_Text"><text:s text:c="2"/>for (let j = 1; j &lt; n - i + 1; j++) {</text:span></text:p>
      <text:p text:style-name="Preformatted_20_Text"><text:span text:style-name="Source_20_Text"><text:s text:c="4"/>str += " ";</text:span></text:p>
      <text:p text:style-name="Preformatted_20_Text"><text:span text:style-name="Source_20_Text"><text:s text:c="2"/>}</text:span></text:p>
      <text:p text:style-name="Preformatted_20_Text"><text:span text:style-name="Source_20_Text"><text:s text:c="2"/>// print second stars</text:span></text:p>
      <text:p text:style-name="Preformatted_20_Text"><text:span text:style-name="Source_20_Text"><text:s text:c="2"/>for (let j = 1; j &lt; i + 1; j++) {</text:span></text:p>
      <text:p text:style-name="Preformatted_20_Text"><text:span text:style-name="Source_20_Text"><text:s text:c="4"/>str += "*";</text:span></text:p>
      <text:p text:style-name="Preformatted_20_Text"><text:span text:style-name="Source_20_Text"><text:s text:c="2"/>}</text:span></text:p>
      <text:p text:style-name="Preformatted_20_Text"><text:span text:style-name="Source_20_Text"><text:s text:c="2"/>str += "\n";</text:span></text:p>
      <text:p text:style-name="Preformatted_20_Text"><text:span text:style-name="Source_20_Text">}</text:span></text:p>
      <text:p text:style-name="Preformatted_20_Text"><text:span text:style-name="Source_20_Text">// lower part</text:span></text:p>
      <text:p text:style-name="Preformatted_20_Text"><text:span text:style-name="Source_20_Text">// inverted pyramid</text:span></text:p>
      <text:p text:style-name="Preformatted_20_Text"><text:span text:style-name="Source_20_Text">for (let i = n; i &gt; 0; i--) {</text:span></text:p>
      <text:p text:style-name="Preformatted_20_Text"><text:span text:style-name="Source_20_Text"><text:s text:c="2"/>for (let j = 0; j &lt; n - i; j++) {</text:span></text:p>
      <text:p text:style-name="Preformatted_20_Text"><text:span text:style-name="Source_20_Text"><text:s text:c="4"/>str += " ";</text:span></text:p>
      <text:p text:style-name="Preformatted_20_Text"><text:span text:style-name="Source_20_Text"><text:s text:c="2"/>}</text:span></text:p>
      <text:p text:style-name="Preformatted_20_Text"><text:span text:style-name="Source_20_Text"><text:s text:c="2"/>for (let j = 1; j &lt; i * 2; j++) {</text:span></text:p>
      <text:p text:style-name="Preformatted_20_Text"><text:span text:style-name="Source_20_Text"><text:s text:c="4"/>str += "*";</text:span></text:p>
      <text:p text:style-name="Preformatted_20_Text"><text:span text:style-name="Source_20_Text"><text:s text:c="2"/>}</text:span></text:p>
      <text:p text:style-name="Preformatted_20_Text"><text:span text:style-name="Source_20_Text"><text:s text:c="2"/>str += "\n";</text:span></text:p>
      <text:p text:style-name="Preformatted_20_Text"><text:span text:style-name="Source_20_Text">}</text:span></text:p>
      <text:p text:style-name="P1"><text:span text:style-name="Source_20_Text">console.log(str);</text:span></text:p>
      <text:p text:style-name="P7">J</text:p>
      <text:p text:style-name="P7"><text:a xlink:type="simple" xlink:href="https://www.tutorialstonight.com/editor.php?p=js&amp;q=heart-star-pattern" office:target-frame-name="_blank" xlink:show="new" text:style-name="Internet_20_link" text:visited-style-name="Visited_20_Internet_20_Link">▶ Try It</text:a> </text:p>
      <text:p text:style-name="Horizontal_20_Line"/>
      <text:h text:style-name="Heading_20_2" text:outline-level="2"><text:bookmark text:name="ezoic-pub-ad-placeholder-169"/><text:soft-page-break/>Conclusion</text:h>
      <text:p text:style-name="Text_20_body">In this article, we have discussed the star patterns in JavaScript. We have created a star pattern using the concepts of loops and conditionals. We have also used the concepts of recursion and iteration to create the star pattern.</text:p>
      <text:p text:style-name="Text_20_body">There are way more star patterns that you can work with but these examples are sufficient to gives you a basic understanding of how to work with it and the rest depends on your imagination and coding skills.</text:p>
      <text:p text:style-name="Standard"><text:a xlink:type="simple" xlink:href="https://www.tutorialstonight.com/js/javascript-star-pattern.php" text:style-name="Internet_20_link" text:visited-style-name="Visited_20_Internet_20_Link">https://www.tutorialstonight.com/js/javascript-star-pattern.php</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20:08:56.770883402</meta:creation-date>
    <dc:date>2021-12-09T20:09:36.023221443</dc:date>
    <meta:editing-duration>PT39S</meta:editing-duration>
    <meta:editing-cycles>3</meta:editing-cycles>
    <meta:generator>LibreOffice/6.4.7.2$Linux_X86_64 LibreOffice_project/40$Build-2</meta:generator>
    <meta:document-statistic meta:table-count="0" meta:image-count="1" meta:object-count="0" meta:page-count="13" meta:paragraph-count="532" meta:word-count="2852" meta:character-count="13286" meta:non-whitespace-character-count="10141"/>
  </office:meta>
</office:document-meta>
</file>